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ante pra fazer funcionar, depois explico</text:h>
      <text:h text:style-name="Heading_20_1" text:outline-level="1"/>
      <text:p text:style-name="Standard"/>
      <text:p text:style-name="Standard">Depois de seguir o básico da preparação do ambiente, fazer pull da última versão do fixwoback, e import Gradle project no Eclipse Mars, faça:</text:p>
      <text:list xml:id="list7178236223587231624" text:style-name="L1">
        <text:list-item>
          <text:p text:style-name="P1">com PostgreSQL 9.2 ou 9.3 (não testei em outras versões), edite postgresql.conf trocando “#max_prepared_transactions = 0” por “max_prepared_transactions = 10”, sem a #.</text:p>
        </text:list-item>
        <text:list-item>
          <text:p text:style-name="P1">crie os BDs fixwo, easybpms e jbpmdb</text:p>
        </text:list-item>
        <text:list-item>
          <text:p text:style-name="P1">user=postgres, password=postgres</text:p>
        </text:list-item>
      </text:list>
      <text:p text:style-name="Standard"/>
      <text:p text:style-name="Standard">Tudo deve funcionar com o Context e o processo fixwo.bpmn2 atuais.</text:p>
      <text:p text:style-name="Standard"/>
      <text:p text:style-name="Standard">Caso o processo mude, Mariana deve atualizar o gerador de código para fazer o Context ser gerado da forma como Context.java que fiz push. Não vi como criar Tag no Github.</text:p>
      <text:p text:style-name="Standard"/>
      <text:p text:style-name="Standard"/>
      <text:p text:style-name="Standard">Testes</text:p>
      <text:p text:style-name="Standard"/>
      <text:p text:style-name="Standard">Executar na sequencia os seguintes serviços no Postman:</text:p>
      <text:p text:style-name="Standard"/>
      <text:p text:style-name="Standard">POST <text:a xlink:type="simple" xlink:href="http://localhost:8080/fixwo/clientes" text:style-name="Internet_20_link" text:visited-style-name="Visited_20_Internet_20_Link">http://localhost:8080/fixwo/cliente</text:a></text:p>
      <text:p text:style-name="Standard">{</text:p>
      <text:p text:style-name="Standard"><text:s text:c="4"/>"nome":"UFLA"</text:p>
      <text:p text:style-name="Standard">}</text:p>
      <text:p text:style-name="Standard"/>
      <text:p text:style-name="Standard"/>
      <text:p text:style-name="Standard">POST <text:a xlink:type="simple" xlink:href="http://localhost:8080/fixwo/grupos" text:style-name="Internet_20_link" text:visited-style-name="Visited_20_Internet_20_Link">http://localhost:8080/fixwo/grupo</text:a></text:p>
      <text:p text:style-name="Standard">{</text:p>
      <text:p text:style-name="Standard"><text:s text:c="4"/>"name":"ResponsavelArea"</text:p>
      <text:p text:style-name="Standard">}</text:p>
      <text:p text:style-name="Standard"/>
      <text:p text:style-name="Standard"/>
      <text:p text:style-name="Standard">POST <text:a xlink:type="simple" xlink:href="http://localhost:8080/fixwo/grupos" text:style-name="Internet_20_link" text:visited-style-name="Visited_20_Internet_20_Link">http://localhost:8080/fixwo/grupo</text:a></text:p>
      <text:p text:style-name="Standard">{</text:p>
      <text:p text:style-name="Standard"><text:s text:c="4"/>"name":"Triador"</text:p>
      <text:p text:style-name="Standard">}</text:p>
      <text:p text:style-name="Standard"/>
      <text:p text:style-name="Standard">POST <text:a xlink:type="simple" xlink:href="http://localhost:8080/fixwo/grupos" text:style-name="Internet_20_link" text:visited-style-name="Visited_20_Internet_20_Link">http://localhost:8080/fixwo/grupo</text:a></text:p>
      <text:p text:style-name="Standard">{</text:p>
      <text:p text:style-name="Standard"><text:s text:c="4"/>"name":"Usuario"</text:p>
      <text:p text:style-name="Standard">}</text:p>
      <text:p text:style-name="Standard"/>
      <text:p text:style-name="Standard">POST <text:a xlink:type="simple" xlink:href="http://localhost:8080/fixwo/usuarios" text:style-name="Internet_20_link" text:visited-style-name="Visited_20_Internet_20_Link">http://localhost:8080/fixwo/usuario</text:a></text:p>
      <text:p text:style-name="Standard">{</text:p>
      <text:p text:style-name="Standard"><text:s text:c="4"/>"nome":"Andre Saude",</text:p>
      <text:p text:style-name="Standard"><text:s text:c="4"/>"email":"andresaude@gmail.com",</text:p>
      <text:p text:style-name="Standard"><text:s text:c="4"/>"login":"andresaude@gmail.com",</text:p>
      <text:p text:style-name="Standard"><text:s text:c="4"/>"hashSenha":"123456",</text:p>
      <text:p text:style-name="Standard"><text:s text:c="4"/>"cliente":{</text:p>
      <text:p text:style-name="Standard"><text:soft-page-break/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2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usuarios" text:style-name="Internet_20_link" text:visited-style-name="Visited_20_Internet_20_Link">http://localhost:8080/fixwo/usuario</text:a></text:p>
      <text:p text:style-name="Standard">{</text:p>
      <text:p text:style-name="Standard"><text:s text:c="4"/>"nome":"Mariana Bernardes",</text:p>
      <text:p text:style-name="Standard"><text:s text:c="4"/>"email":"mariana@gmail.com",</text:p>
      <text:p text:style-name="Standard"><text:s text:c="4"/>"login":"marian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3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usuarios" text:style-name="Internet_20_link" text:visited-style-name="Visited_20_Internet_20_Link">http://localhost:8080/fixwo/usuario</text:a></text:p>
      <text:p text:style-name="Standard">{</text:p>
      <text:p text:style-name="Standard"><text:s text:c="4"/>"nome":"Sheila Victorio",</text:p>
      <text:p text:style-name="Standard"><text:s text:c="4"/>"email":"sheila@gmail.com",</text:p>
      <text:p text:style-name="Standard"><text:s text:c="4"/>"login":"sheil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4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 <text:a xlink:type="simple" xlink:href="http://localhost:8080/fixwo/ocorrencia" text:style-name="Internet_20_link" text:visited-style-name="Visited_20_Internet_20_Link">http://localhost:8080/fixwo/ocorrencia</text:a></text:p>
      <text:p text:style-name="Standard">{ </text:p>
      <text:p text:style-name="Standard"><text:s text:c="4"/>"titulo":"Buraco na rua", </text:p>
      <text:p text:style-name="Standard"><text:s text:c="4"/>"descricao":"Mega buraco", </text:p>
      <text:p text:style-name="Standard"><text:s text:c="4"/>"solicitante":{ </text:p>
      <text:p text:style-name="Standard"><text:s text:c="8"/>"id":"7" </text:p>
      <text:p text:style-name="Standard"><text:s text:c="4"/>}, </text:p>
      <text:p text:style-name="Standard"><text:s text:c="4"/>"point":"teste", </text:p>
      <text:p text:style-name="Standard"><text:s text:c="4"/>"fotos":1, </text:p>
      <text:p text:style-name="Standard"><text:s text:c="4"/>"feedback":"feedback", </text:p>
      <text:p text:style-name="Standard"><text:s text:c="4"/>"avaliacao":"avaliacao", </text:p>
      <text:p text:style-name="Standard"><text:soft-page-break/><text:s text:c="4"/>"tenancy":"1", </text:p>
      <text:p text:style-name="Standard"><text:s text:c="4"/>"replica":"replica" </text:p>
      <text:p text:style-name="Standard">}</text:p>
      <text:p text:style-name="Standard"/>
      <text:p text:style-name="Standard"/>
      <text:p text:style-name="Standard">PUT <text:a xlink:type="simple" xlink:href="http://localhost:8080/fixwo/ocorrencia/9" text:style-name="Internet_20_link" text:visited-style-name="Visited_20_Internet_20_Link">http://localhost:8080/fixwo/ocorrencia/9</text:a></text:p>
      <text:p text:style-name="Standard">{ </text:p>
      <text:p text:style-name="Standard"><text:s text:c="2"/>"id": 9, </text:p>
      <text:p text:style-name="Standard"><text:s text:c="2"/>"areas": null, </text:p>
      <text:p text:style-name="Standard"><text:s text:c="2"/>"avaliacao": "nova avaliacao", </text:p>
      <text:p text:style-name="Standard"><text:s text:c="2"/>"categoria": 0, </text:p>
      <text:p text:style-name="Standard"><text:s text:c="2"/>"descricao": "Mega buraco", </text:p>
      <text:p text:style-name="Standard"><text:s text:c="2"/>"feedback": "feedback", </text:p>
      <text:p text:style-name="Standard"><text:s text:c="2"/>"fotos": 1, </text:p>
      <text:p text:style-name="Standard"><text:s text:c="2"/>"local": null, </text:p>
      <text:p text:style-name="Standard"><text:s text:c="2"/>"point": "teste", </text:p>
      <text:p text:style-name="Standard"><text:s text:c="2"/>"replica": "replica", </text:p>
      <text:p text:style-name="Standard"><text:s text:c="2"/>"setor": null, </text:p>
      <text:p text:style-name="Standard"><text:s text:c="2"/>"solicitante": { </text:p>
      <text:p text:style-name="Standard"><text:s text:c="4"/>"id": 3 </text:p>
      <text:p text:style-name="Standard"><text:s text:c="2"/>}, </text:p>
      <text:p text:style-name="Standard"><text:s text:c="2"/>"status": 0, </text:p>
      <text:p text:style-name="Standard"><text:s text:c="2"/>"tenancy": "1", </text:p>
      <text:p text:style-name="Standard"><text:s text:c="2"/>"titulo": "Buraco na rua" </text:p>
      <text:p text:style-name="Standard">}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 Saude</meta:initial-creator>
    <meta:creation-date>2016-08-12T02:50:43</meta:creation-date>
    <dc:date>2016-08-17T18:36:48.02</dc:date>
    <dc:creator>Roger </dc:creator>
    <meta:editing-duration>PT1M11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3" meta:paragraph-count="105" meta:word-count="246" meta:character-count="2395"/>
  </office:meta>
</office:document-meta>
</file>